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erif" fo:font-weight="bold" style:font-weight-asian="bold" style:font-weight-complex="bold"/>
    </style:style>
    <style:style style:name="P2" style:family="paragraph" style:parent-style-name="Standard">
      <style:text-properties style:font-name="Liberation Serif" fo:font-weight="normal" style:font-weight-asian="normal" style:font-weight-complex="normal"/>
    </style:style>
    <style:style style:name="P3" style:family="paragraph" style:parent-style-name="Standard" style:list-style-name="L2">
      <style:text-properties style:font-name="Liberation Serif" fo:font-weight="normal" style:font-weight-asian="normal"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list-style-name="L3">
      <style:text-properties fo:font-weight="normal" style:font-weight-asian="normal" style:font-weight-complex="normal"/>
    </style:style>
    <style:style style:name="P6" style:family="paragraph" style:parent-style-name="Standard" style:list-style-name="L4">
      <style:text-properties fo:font-weight="normal" style:font-weight-asian="normal" style:font-weight-complex="normal"/>
    </style:style>
    <style:style style:name="P7" style:family="paragraph" style:parent-style-name="Standard" style:list-style-name="L6">
      <style:text-properties fo:font-weight="normal" style:font-weight-asian="normal" style:font-weight-complex="normal"/>
    </style:style>
    <style:style style:name="P8" style:family="paragraph" style:parent-style-name="Standard" style:list-style-name="L4"/>
    <style:style style:name="P9" style:family="paragraph" style:parent-style-name="Standard" style:list-style-name="L5"/>
    <style:style style:name="P10" style:family="paragraph" style:parent-style-name="Text_20_body">
      <style:text-properties fo:color="#00ae00" fo:font-size="16pt" style:font-size-asian="16pt" style:font-size-complex="16pt"/>
    </style:style>
    <style:style style:name="T1" style:family="text">
      <style:text-properties style:font-name="Liberation Serif"/>
    </style:style>
    <style:style style:name="T2" style:family="text">
      <style:text-properties style:font-name="Liberation Serif" fo:font-weight="bold" style:font-weight-asian="bold" style:font-weight-complex="bold"/>
    </style:style>
    <style:style style:name="T3" style:family="text">
      <style:text-properties style:font-name="Liberation Serif" fo:font-size="18pt" style:font-size-asian="18pt" style:font-size-complex="18pt"/>
    </style:style>
    <style:style style:name="T4" style:family="text">
      <style:text-properties fo:font-weight="bold" style:font-weight-asian="bold" style:font-weight-complex="bold"/>
    </style:style>
    <style:style style:name="T5" style:family="text">
      <style:text-properties fo:color="#00ae00"/>
    </style:style>
    <style:style style:name="T6" style:family="text">
      <style:text-properties fo:color="#00ae00" fo:font-weight="bold" style:font-weight-asian="bold" style:font-weight-complex="bold"/>
    </style:style>
    <style:style style:name="T7" style:family="text">
      <style:text-properties fo:color="#00ae00" style:font-name="Liberation Serif"/>
    </style:style>
    <style:style style:name="T8" style:family="text">
      <style:text-properties fo:color="#00ae00" style:font-name="Liberation Serif" fo:font-weight="bold" style:font-weight-asian="bold" style:font-weight-complex="bold"/>
    </style:style>
    <style:style style:name="T9" style:family="text">
      <style:text-properties fo:color="#00ae00" style:font-name="Liberation Serif" fo:font-weight="normal" style:font-weight-asian="normal" style:font-weight-complex="normal"/>
    </style:style>
    <style:style style:name="T10" style:family="text">
      <style:text-properties fo:color="#00ae00" style:font-name="Liberation Serif" fo:background-color="#ffff00"/>
    </style:style>
    <style:style style:name="T11" style:family="text">
      <style:text-properties fo:color="#00ae00" fo:font-weight="normal" style:font-weight-asian="normal" style:font-weight-complex="normal"/>
    </style:style>
    <style:style style:name="T12" style:family="text">
      <style:text-properties fo:font-size="18pt"/>
    </style:style>
    <style:style style:name="T13" style:family="text">
      <style:text-properties style:font-size-asian="18pt"/>
    </style:style>
    <style:style style:name="T14" style:family="text">
      <style:text-properties style:font-size-complex="18pt"/>
    </style:style>
    <style:style style:name="T15" style:family="text">
      <style:text-properties fo:color="#000000" style:font-name="Liberation Serif"/>
    </style:style>
    <style:style style:name="T16" style:family="text">
      <style:text-properties fo:color="#000000" style:font-name="Liberation Serif" fo:font-weight="bold" style:font-weight-asian="bold" style:font-weight-complex="bold"/>
    </style:style>
    <style:style style:name="T17" style:family="text">
      <style:text-properties fo:color="#000000" style:font-name="Liberation Serif" fo:font-weight="normal" style:font-weight-asian="normal" style:font-weight-complex="normal"/>
    </style:style>
    <style:style style:name="T18" style:family="text">
      <style:text-properties fo:color="#000000" fo:font-weight="normal" style:font-weight-asian="normal" style:font-weight-complex="normal"/>
    </style:style>
    <style:style style:name="T19" style:family="text">
      <style:text-properties style:use-window-font-color="true" style:font-name="Liberation Serif"/>
    </style:style>
    <style:style style:name="T20" style:family="text">
      <style:text-properties style:use-window-font-color="true" style:font-name="Liberation Serif" fo:background-color="#ffff00"/>
    </style:style>
    <style:style style:name="T21" style:family="text">
      <style:text-properties style:use-window-font-color="true" style:font-name="Liberation Serif" fo:background-color="transparent"/>
    </style:style>
    <style:style style:name="T22" style:family="text">
      <style:text-properties style:use-window-font-color="true" style:font-name="Liberation Serif" fo:font-weight="normal" style:font-weight-asian="normal" style:font-weight-complex="normal"/>
    </style:style>
    <style:style style:name="T23" style:family="text">
      <style:text-properties style:use-window-font-color="true" style:font-name="Liberation Serif"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3">Nexus – Network and Server Architecture</text:span></text:h>
      <text:p text:style-name="P10"><text:span text:style-name="T1">Anything in green needs to be implemented.</text:span></text:p>
      <text:p text:style-name="P1">MySQL Layout</text:p>
      <text:list xml:id="list1575830077" text:style-name="L2">
        <text:list-item>
          <text:p text:style-name="P3">The server interacts with the Javascript client using Ajax and PHP</text:p>
        </text:list-item>
        <text:list-item>
          <text:p text:style-name="P3">MySQL database needs 3 tables</text:p>
          <text:list>
            <text:list-item>
              <text:p text:style-name="P3"><text:span text:style-name="T6">User table</text:span>. This stores information unique to the user i.e. user name and stats. Users can only be in one game at once so this can store the current game id and game information specific to the user</text:p>
            </text:list-item>
            <text:list-item>
              <text:p text:style-name="P3"><text:span text:style-name="T6">Game table</text:span>. This stores information unique to the game i.e. start time and number of players.</text:p>
            </text:list-item>
            <text:list-item>
              <text:p text:style-name="P3"><text:span text:style-name="T6">Share table</text:span>. This stores information shared between network players.</text:p>
            </text:list-item>
          </text:list>
        </text:list-item>
        <text:list-item>
          <text:p text:style-name="P3">A generic internal <text:span text:style-name="T6">db.php</text:span> that connects and does handy sql stuff.</text:p>
        </text:list-item>
        <text:list-item>
          <text:p text:style-name="P3">Aim to keep duplicates to a minimum. For example, PHP will always browse with a player ID stored in session so no need to store player ids in the game table</text:p>
        </text:list-item>
      </text:list>
      <text:p text:style-name="P2"/>
      <text:p text:style-name="P1">Player management &amp; Facebook</text:p>
      <text:list xml:id="list85229290" text:style-name="L3">
        <text:list-item>
          <text:p text:style-name="P5"><text:span text:style-name="T1">Use the Facebook API to handle logins. No Facebook related data i.e. friends of players can be stored in the database so information must be retrieved on the fly.</text:span></text:p>
        </text:list-item>
        <text:list-item>
          <text:p text:style-name="P5"><text:span text:style-name="T1">Facebook API has links to a Facebook login screen and then passes a ticket to a </text:span><text:span text:style-name="T8">login_confirm backend</text:span><text:span text:style-name="T1"> that should </text:span><text:span text:style-name="T8">store ticket in $_SESSION</text:span><text:span text:style-name="T15">. This is then used when making requests to Facebook for user information.</text:span></text:p>
        </text:list-item>
        <text:list-item>
          <text:p text:style-name="P5"><text:span text:style-name="T1">Facebook id can be efficiently stored as a bigint type – definitely </text:span><text:span text:style-name="T8">primary key of user table</text:span></text:p>
        </text:list-item>
        <text:list-item>
          <text:p text:style-name="P5"><text:span text:style-name="T15">Nick name on joining and various other information such as join date and games played, won, lost etc. could be good</text:span></text:p>
        </text:list-item>
        <text:list-item>
          <text:p text:style-name="P5"><text:span text:style-name="T15">We're aiming for a single Javascript index page that then makes AJAX calls to alter and retrieve information. This is mainly for portability, so people can download a single HTML file and play the game with it both online and offline. For this reason most PHP scripts will return JSON data rather than HTML pages - “backends”. Store in the server folder related to concept i.e. server/player/login_confirm.php or server/player_confirm.php etc.</text:span></text:p>
        </text:list-item>
        <text:list-item>
          <text:p text:style-name="P5"><text:span text:style-name="T15">Need a </text:span><text:span text:style-name="T8">ping backend </text:span><text:span text:style-name="T15">that the HTML page can ping to check whether the server is currently available. Maybe could also return some basic information about the server – current version etc. or whether the HTML version is supported and maybe an HTML script tag that the HTML can run to update itself.</text:span></text:p>
        </text:list-item>
        <text:list-item>
          <text:p text:style-name="P5"><text:span text:style-name="T15">Need an </text:span><text:span text:style-name="T8">info backend </text:span><text:span text:style-name="T15">that can return JSON encoded data about the current player that can be called by AJAX. For example, player nickname and player friends currently online.</text:span></text:p>
        </text:list-item>
        <text:list-item>
          <text:p text:style-name="P5"><text:span text:style-name="T1">Store most frequently used player data i.e. player id or game id in database and in $_SESSION for ease of access. Less used data can be stored only in the database and retrieved when needed.</text:span></text:p>
        </text:list-item>
      </text:list>
      <text:p text:style-name="P4"><text:span text:style-name="T1"/></text:p>
      <text:p text:style-name="P1">Game management</text:p>
      <text:list xml:id="list1356309847" text:style-name="L4">
        <text:list-item>
          <text:p text:style-name="P6"><text:span text:style-name="T1">Player can play either online or offline, network play or single player games.</text:span></text:p>
        </text:list-item>
        <text:list-item>
          <text:p text:style-name="P6"><text:span text:style-name="T1">Need a </text:span><text:span text:style-name="T8">level backend </text:span><text:span text:style-name="T15">that returns a specified level or list of levels and their network or single playing status. These could be stored as XML files on the server.</text:span></text:p>
        </text:list-item>
        <text:list-item>
          <text:p text:style-name="P6"><text:span text:style-name="T15">Players need a </text:span><text:span text:style-name="T8">player state tinyint</text:span><text:span text:style-name="T23"> </text:span><text:span text:style-name="T19">to represent what they are currently trying to do. For example, players may be hosting a game for friends, for the public, or currently in a game.</text:span></text:p>
        </text:list-item>
        <text:list-item>
          <text:p text:style-name="P8"><text:span text:style-name="T22">A host and join lobby system could be implemented with a </text:span><text:span text:style-name="T8">host backend, seek backend and join backend</text:span><text:span text:style-name="T22">. Host would set the user waiting for other players to join, either friends or the public. Seek finds hosts for players and join allows the user to join a specific host. Join </text:span><text:soft-page-break/><text:span text:style-name="T22">and seek could be amalgamated into one backend file.</text:span></text:p>
        </text:list-item>
        <text:list-item>
          <text:p text:style-name="P8"><text:span text:style-name="T22">Join backend should detect when a lobby is full and give the players the option to start the game. A </text:span><text:span text:style-name="T8">lobby backend </text:span><text:span text:style-name="T17">could return the current number of players still to enter the game, a list of players currently in the game and allow the user to toggle whether they are ready to start a game or not.</text:span></text:p>
        </text:list-item>
        <text:list-item>
          <text:p text:style-name="P8"><text:span text:style-name="T17">When the last player flags ready, a backend needs to </text:span><text:span text:style-name="T8">create a game of the relevant level </text:span><text:span text:style-name="T17">and assign it an id. This can then be set in $_SESSION.</text:span></text:p>
        </text:list-item>
        <text:list-item>
          <text:p text:style-name="P8"><text:span text:style-name="T17">During a game, a </text:span><text:span text:style-name="T8">ping backend </text:span><text:span text:style-name="T17">needs to make sure that the players are all still online, and in the case of a connection error, signal that the HTML should make moves to pause / save the current game.</text:span></text:p>
        </text:list-item>
      </text:list>
      <text:p text:style-name="Standard"/>
      <text:p text:style-name="P1">Game Scheduling and Synchronisation</text:p>
      <text:list xml:id="list915135413" text:style-name="L5">
        <text:list-item>
          <text:p text:style-name="P9">AJAX has around a 300ms connection delay so we can't rely on calls to the server to keep games in sync.</text:p>
        </text:list-item>
        <text:list-item>
          <text:p text:style-name="P9">There is one case where all users and the server can be confident that they are in good time. This is where users make calls to the server to synchronize and the server then delays the response using a sleep() loop. When all users have clocked in and a <text:span text:style-name="T6">shared counting variable</text:span><text:span text:style-name="T18">, each individual synchronize request can return effectively at the same time to the users. This has very little delay. By specifying the game time in say 3 seconds – to account for slight timing errors – in the synchronize return, the HTML can then adjust its clock to aim for this time. When packets are sent, we can then be confident they will arrive close to the correct clock time. During these requests, the HTML can also monitor their own ping time and send synchronise packets in advance of when they should be sent to account for high ping. NOTE that multiple synchronisations for different time slots should be able to take place at once.</text:span></text:p>
        </text:list-item>
        <text:list-item>
          <text:p text:style-name="P9"><text:span text:style-name="T18">When a player must pass timed data to other players e.g. click input we MUST have synchronisation otherwise games could turn out very different.</text:span></text:p>
        </text:list-item>
        <text:list-item>
          <text:p text:style-name="P9"><text:span text:style-name="T18">We can detect when this happens and restore an earlier game, but doing this repetitively would distress players</text:span></text:p>
        </text:list-item>
        <text:list-item>
          <text:p text:style-name="P9"><text:span text:style-name="T18">We can backtrack to an earlier game and quickly re-simulate the game up to speed with the new packet taken into account – this is the most comprehensive method, but with lots of packets this could be too intensive for javascript.</text:span></text:p>
        </text:list-item>
        <text:list-item>
          <text:p text:style-name="P9"><text:span text:style-name="T18">Alternatively, we can assume packets will arrive at all players after the ping time of the current player and so delay the packet acting for a certain amount of time, but it's difficult to predict what the ping time will be. Any unusual ping spikes will mean data doesn't arrive at players until after it should have been activated.</text:span></text:p>
        </text:list-item>
        <text:list-item>
          <text:p text:style-name="P9"><text:span text:style-name="T18">A solution would be for all parties to delay the packet by multiples of k frames, say k=5 until it can be handled in the future – this relies on the fact that all players are synchronised within a small error.</text:span></text:p>
        </text:list-item>
        <text:list-item>
          <text:p text:style-name="P9"><text:span text:style-name="T18">If a large network delay occurs at any time then we must still perform one of the the first two options – either restore an earlier game or backtrack and re-simulate the game. Alternatively, to prevent potential lock-ups in javascript, one single player could restore a past game with the most recent packet information while the others wait for the player to catch up. This means all connection-adept players would never have to repeat any movements. With a 5 second backup rate, this could provide a reasonable solution.</text:span></text:p>
        </text:list-item>
      </text:list>
      <text:p text:style-name="Standard"/>
      <text:p text:style-name="P1">Share management</text:p>
      <text:list xml:id="list810788554" text:style-name="L6">
        <text:list-item>
          <text:p text:style-name="P7"><text:span text:style-name="T1">Data being shared between players needs to be stored in UTF-8 and JSON, so maybe a tinytext or text field.</text:span></text:p>
        </text:list-item>
        <text:list-item>
          <text:p text:style-name="P7"><text:span text:style-name="T1">Contents of the data field is handled purely by javascript. This ranges from in-game packet data to players requesting an end game or a revert to an earlier gam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ugheth </meta:initial-creator>
    <meta:creation-date>2010-11-13T10:39:17</meta:creation-date>
    <dc:date>2010-11-13T12:15:40</dc:date>
    <dc:creator>Hugheth </dc:creator>
    <meta:editing-duration>PT01H20M42S</meta:editing-duration>
    <meta:editing-cycles>67</meta:editing-cycles>
    <meta:generator>OpenOffice.org/3.2$Linux OpenOffice.org_project/320m12$Build-9483</meta:generator>
    <meta:document-statistic meta:table-count="0" meta:image-count="0" meta:object-count="0" meta:page-count="2" meta:paragraph-count="39" meta:word-count="1240" meta:character-count="6813"/>
  </office:meta>
</office:document-meta>
</file>